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4" style:parent-style-name="Fuentedepárrafopredeter." style:family="text">
      <style:text-properties fo:color="#4472C4" fo:font-size="10pt" style:font-size-asian="10pt" style:font-size-complex="10pt"/>
    </style:style>
    <style:style style:name="T5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fo:color="#4472C4" fo:font-size="10pt" style:font-size-asian="10pt" style:font-size-complex="10pt"/>
    </style:style>
    <style:style style:name="T7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8" style:parent-style-name="Fuentedepárrafopredeter." style:family="text">
      <style:text-properties fo:color="#4472C4" fo:font-size="10pt" style:font-size-asian="10pt" style:font-size-complex="10pt"/>
    </style:style>
    <style:style style:name="T9" style:parent-style-name="Fuentedepárrafopredeter." style:family="text">
      <style:text-properties fo:color="#4472C4" fo:font-size="10pt" style:font-size-asian="10pt" style:font-size-complex="10pt"/>
    </style:style>
    <style:style style:name="T10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/>
    </style:style>
    <style:style style:name="P11" style:parent-style-name="Normal" style:family="paragraph">
      <style:text-properties fo:font-weight="bold" style:font-weight-asian="bold" style:font-weight-complex="bold" fo:color="#4472C4" fo:font-size="12pt" style:font-size-asian="12pt" style:font-size-complex="12pt"/>
    </style:style>
    <style:style style:name="T12" style:parent-style-name="Fuentedepárrafopredeter." style:family="text">
      <style:text-properties fo:color="#4472C4" fo:font-size="10pt" style:font-size-asian="10pt" style:font-size-complex="10pt"/>
    </style:style>
    <style:style style:name="T13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14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/>
    </style:style>
    <style:style style:name="T15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/>
    </style:style>
    <style:style style:name="T16" style:parent-style-name="Fuentedepárrafopredeter." style:family="text">
      <style:text-properties fo:color="#4472C4" fo:font-size="10pt" style:font-size-asian="10pt" style:font-size-complex="10pt"/>
    </style:style>
    <style:style style:name="T17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/>
    </style:style>
    <style:style style:name="T18" style:parent-style-name="Fuentedepárrafopredeter." style:family="text">
      <style:text-properties fo:color="#4472C4" fo:font-size="10pt" style:font-size-asian="10pt" style:font-size-complex="10pt"/>
    </style:style>
    <style:style style:name="T19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0" style:parent-style-name="Fuentedepárrafopredeter." style:family="text">
      <style:text-properties fo:color="#4472C4" fo:font-size="10pt" style:font-size-asian="10pt" style:font-size-complex="10pt"/>
    </style:style>
    <style:style style:name="T21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2" style:parent-style-name="Fuentedepárrafopredeter." style:family="text">
      <style:text-properties fo:color="#4472C4" fo:font-size="10pt" style:font-size-asian="10pt" style:font-size-complex="10pt"/>
    </style:style>
    <style:style style:name="T23" style:parent-style-name="Fuentedepárrafopredeter." style:family="text">
      <style:text-properties fo:color="#4472C4" fo:font-size="10pt" style:font-size-asian="10pt" style:font-size-complex="10pt"/>
    </style:style>
    <style:style style:name="T24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5" style:parent-style-name="Fuentedepárrafopredeter." style:family="text">
      <style:text-properties fo:color="#4472C4" fo:font-size="10pt" style:font-size-asian="10pt" style:font-size-complex="10pt"/>
    </style:style>
    <style:style style:name="T26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7" style:parent-style-name="Fuentedepárrafopredeter." style:family="text">
      <style:text-properties fo:color="#4472C4" fo:font-size="10pt" style:font-size-asian="10pt" style:font-size-complex="10pt"/>
    </style:style>
    <style:style style:name="T28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9" style:parent-style-name="Fuentedepárrafopredeter." style:family="text">
      <style:text-properties fo:color="#4472C4" fo:font-size="10pt" style:font-size-asian="10pt" style:font-size-complex="10pt"/>
    </style:style>
    <style:style style:name="T30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31" style:parent-style-name="Fuentedepárrafopredeter." style:family="text">
      <style:text-properties fo:color="#4472C4" fo:font-size="10pt" style:font-size-asian="10pt" style:font-size-complex="10pt"/>
    </style:style>
    <style:style style:name="T32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33" style:parent-style-name="Fuentedepárrafopredeter." style:family="text">
      <style:text-properties fo:color="#4472C4" fo:font-size="10pt" style:font-size-asian="10pt" style:font-size-complex="10pt"/>
    </style:style>
    <style:style style:name="T34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35" style:parent-style-name="Fuentedepárrafopredeter." style:family="text">
      <style:text-properties fo:color="#4472C4" fo:font-size="10pt" style:font-size-asian="10pt" style:font-size-complex="10pt"/>
    </style:style>
    <style:style style:name="T36" style:parent-style-name="Fuentedepárrafopredeter." style:family="text">
      <style:text-properties fo:color="#4472C4" fo:font-size="10pt" style:font-size-asian="10pt" style:font-size-complex="10pt"/>
    </style:style>
    <style:style style:name="T37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38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fo:color="#4472C4" fo:font-size="10pt" style:font-size-asian="10pt" style:font-size-complex="10pt"/>
    </style:style>
    <style:style style:name="T40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41" style:parent-style-name="Fuentedepárrafopredeter." style:family="text">
      <style:text-properties fo:color="#4472C4" fo:font-size="10pt" style:font-size-asian="10pt" style:font-size-complex="10pt"/>
    </style:style>
    <style:style style:name="T42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43" style:parent-style-name="Fuentedepárrafopredeter." style:family="text">
      <style:text-properties fo:color="#4472C4" fo:font-size="10pt" style:font-size-asian="10pt" style:font-size-complex="10pt"/>
    </style:style>
    <style:style style:name="T44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45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/>
    </style:style>
    <style:style style:name="T46" style:parent-style-name="Fuentedepárrafopredeter." style:family="text">
      <style:text-properties fo:color="#4472C4" fo:font-size="10pt" style:font-size-asian="10pt" style:font-size-complex="10pt"/>
    </style:style>
    <style:style style:name="T47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P48" style:parent-style-name="Normal" style:family="paragraph">
      <style:text-properties fo:font-weight="bold" style:font-weight-asian="bold" style:font-weight-complex="bold" fo:color="#4472C4" fo:font-size="12pt" style:font-size-asian="12pt" style:font-size-complex="12pt"/>
    </style:style>
    <style:style style:name="T49" style:parent-style-name="Fuentedepárrafopredeter." style:family="text">
      <style:text-properties fo:color="#4472C4" fo:font-size="10pt" style:font-size-asian="10pt" style:font-size-complex="10pt"/>
    </style:style>
    <style:style style:name="T50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51" style:parent-style-name="Fuentedepárrafopredeter." style:family="text">
      <style:text-properties fo:color="#4472C4" fo:font-size="10pt" style:font-size-asian="10pt" style:font-size-complex="10pt"/>
    </style:style>
    <style:style style:name="T52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53" style:parent-style-name="Fuentedepárrafopredeter." style:family="text">
      <style:text-properties fo:color="#4472C4" fo:font-size="10pt" style:font-size-asian="10pt" style:font-size-complex="10pt"/>
    </style:style>
    <style:style style:name="T54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55" style:parent-style-name="Fuentedepárrafopredeter." style:family="text">
      <style:text-properties fo:color="#4472C4" fo:font-size="10pt" style:font-size-asian="10pt" style:font-size-complex="10pt"/>
    </style:style>
    <style:style style:name="T56" style:parent-style-name="Fuentedepárrafopredeter." style:family="text">
      <style:text-properties fo:color="#4472C4" fo:font-size="10pt" style:font-size-asian="10pt" style:font-size-complex="10pt"/>
    </style:style>
    <style:style style:name="T57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58" style:parent-style-name="Fuentedepárrafopredeter." style:family="text">
      <style:text-properties fo:color="#4472C4" fo:font-size="10pt" style:font-size-asian="10pt" style:font-size-complex="10pt"/>
    </style:style>
    <style:style style:name="T59" style:parent-style-name="Fuentedepárrafopredeter." style:family="text">
      <style:text-properties fo:color="#4472C4" fo:font-size="10pt" style:font-size-asian="10pt" style:font-size-complex="10pt"/>
    </style:style>
    <style:style style:name="T60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61" style:parent-style-name="Fuentedepárrafopredeter." style:family="text">
      <style:text-properties fo:color="#4472C4" fo:font-size="10pt" style:font-size-asian="10pt" style:font-size-complex="10pt"/>
    </style:style>
    <style:style style:name="T62" style:parent-style-name="Fuentedepárrafopredeter." style:family="text">
      <style:text-properties fo:color="#4472C4" fo:font-size="10pt" style:font-size-asian="10pt" style:font-size-complex="10pt"/>
    </style:style>
    <style:style style:name="T63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64" style:parent-style-name="Fuentedepárrafopredeter." style:family="text">
      <style:text-properties fo:color="#4472C4" fo:font-size="10pt" style:font-size-asian="10pt" style:font-size-complex="10pt"/>
    </style:style>
    <style:style style:name="T65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66" style:parent-style-name="Fuentedepárrafopredeter." style:family="text">
      <style:text-properties fo:color="#4472C4" fo:font-size="10pt" style:font-size-asian="10pt" style:font-size-complex="10pt"/>
    </style:style>
    <style:style style:name="T67" style:parent-style-name="Fuentedepárrafopredeter." style:family="text">
      <style:text-properties fo:color="#4472C4" fo:font-size="10pt" style:font-size-asian="10pt" style:font-size-complex="10pt"/>
    </style:style>
    <style:style style:name="T68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69" style:parent-style-name="Fuentedepárrafopredeter." style:family="text">
      <style:text-properties fo:color="#4472C4" fo:font-size="10pt" style:font-size-asian="10pt" style:font-size-complex="10pt"/>
    </style:style>
    <style:style style:name="T70" style:parent-style-name="Fuentedepárrafopredeter." style:family="text">
      <style:text-properties fo:color="#4472C4" fo:font-size="10pt" style:font-size-asian="10pt" style:font-size-complex="10pt"/>
    </style:style>
    <style:style style:name="T71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P72" style:parent-style-name="Normal" style:family="paragraph">
      <style:text-properties fo:font-weight="bold" style:font-weight-asian="bold" style:font-weight-complex="bold" fo:color="#4472C4" fo:font-size="12pt" style:font-size-asian="12pt" style:font-size-complex="12pt"/>
    </style:style>
    <style:style style:name="T73" style:parent-style-name="Fuentedepárrafopredeter." style:family="text">
      <style:text-properties fo:color="#4472C4" fo:font-size="10pt" style:font-size-asian="10pt" style:font-size-complex="10pt"/>
    </style:style>
    <style:style style:name="T74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75" style:parent-style-name="Fuentedepárrafopredeter." style:family="text">
      <style:text-properties fo:color="#4472C4" fo:font-size="10pt" style:font-size-asian="10pt" style:font-size-complex="10pt"/>
    </style:style>
    <style:style style:name="T76" style:parent-style-name="Fuentedepárrafopredeter." style:family="text">
      <style:text-properties fo:color="#4472C4" fo:font-size="10pt" style:font-size-asian="10pt" style:font-size-complex="10pt"/>
    </style:style>
    <style:style style:name="T77" style:parent-style-name="Fuentedepárrafopredeter." style:family="text">
      <style:text-properties fo:color="#4472C4" fo:font-size="10pt" style:font-size-asian="10pt" style:font-size-complex="10pt"/>
    </style:style>
    <style:style style:name="T78" style:parent-style-name="Fuentedepárrafopredeter." style:family="text">
      <style:text-properties fo:color="#4472C4" fo:font-size="10pt" style:font-size-asian="10pt" style:font-size-complex="10pt"/>
    </style:style>
    <style:style style:name="T79" style:parent-style-name="Fuentedepárrafopredeter." style:family="text">
      <style:text-properties fo:color="#4472C4" fo:font-size="10pt" style:font-size-asian="10pt" style:font-size-complex="10pt"/>
    </style:style>
    <style:style style:name="T80" style:parent-style-name="Fuentedepárrafopredeter." style:family="text">
      <style:text-properties fo:color="#4472C4" fo:font-size="10pt" style:font-size-asian="10pt" style:font-size-complex="10pt"/>
    </style:style>
    <style:style style:name="T81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82" style:parent-style-name="Fuentedepárrafopredeter." style:family="text">
      <style:text-properties fo:color="#4472C4" fo:font-size="10pt" style:font-size-asian="10pt" style:font-size-complex="10pt"/>
    </style:style>
    <style:style style:name="T83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84" style:parent-style-name="Fuentedepárrafopredeter." style:family="text">
      <style:text-properties fo:color="#4472C4" fo:font-size="10pt" style:font-size-asian="10pt" style:font-size-complex="10pt"/>
    </style:style>
    <style:style style:name="T85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86" style:parent-style-name="Fuentedepárrafopredeter." style:family="text">
      <style:text-properties fo:color="#4472C4" fo:font-size="10pt" style:font-size-asian="10pt" style:font-size-complex="10pt"/>
    </style:style>
    <style:style style:name="T87" style:parent-style-name="Fuentedepárrafopredeter." style:family="text">
      <style:text-properties fo:color="#4472C4" fo:font-size="10pt" style:font-size-asian="10pt" style:font-size-complex="10pt"/>
    </style:style>
    <style:style style:name="T88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89" style:parent-style-name="Fuentedepárrafopredeter." style:family="text">
      <style:text-properties fo:color="#4472C4" fo:font-size="10pt" style:font-size-asian="10pt" style:font-size-complex="10pt"/>
    </style:style>
    <style:style style:name="T90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91" style:parent-style-name="Fuentedepárrafopredeter." style:family="text">
      <style:text-properties fo:color="#4472C4" fo:font-size="10pt" style:font-size-asian="10pt" style:font-size-complex="10pt"/>
    </style:style>
    <style:style style:name="T92" style:parent-style-name="Fuentedepárrafopredeter." style:family="text">
      <style:text-properties fo:color="#4472C4" fo:font-size="10pt" style:font-size-asian="10pt" style:font-size-complex="10pt"/>
    </style:style>
    <style:style style:name="T93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94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/>
    </style:style>
    <style:style style:name="T95" style:parent-style-name="Fuentedepárrafopredeter." style:family="text">
      <style:text-properties fo:color="#4472C4" fo:font-size="10pt" style:font-size-asian="10pt" style:font-size-complex="10pt"/>
    </style:style>
    <style:style style:name="T96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97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98" style:parent-style-name="Fuentedepárrafopredeter." style:family="text">
      <style:text-properties fo:color="#4472C4" fo:font-size="10pt" style:font-size-asian="10pt" style:font-size-complex="10pt"/>
    </style:style>
    <style:style style:name="T99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100" style:parent-style-name="Fuentedepárrafopredeter." style:family="text">
      <style:text-properties fo:color="#4472C4" fo:font-size="10pt" style:font-size-asian="10pt" style:font-size-complex="10pt"/>
    </style:style>
    <style:style style:name="T101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P102" style:parent-style-name="Normal" style:family="paragraph">
      <style:text-properties fo:font-weight="bold" style:font-weight-asian="bold" style:font-weight-complex="bold" fo:color="#4472C4" fo:font-size="12pt" style:font-size-asian="12pt" style:font-size-complex="12pt"/>
    </style:style>
    <style:style style:name="T103" style:parent-style-name="Fuentedepárrafopredeter." style:family="text">
      <style:text-properties fo:color="#4472C4" fo:font-size="10pt" style:font-size-asian="10pt" style:font-size-complex="10pt"/>
    </style:style>
    <style:style style:name="T104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105" style:parent-style-name="Fuentedepárrafopredeter." style:family="text">
      <style:text-properties fo:color="#4472C4" fo:font-size="10pt" style:font-size-asian="10pt" style:font-size-complex="10pt"/>
    </style:style>
    <style:style style:name="T106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107" style:parent-style-name="Fuentedepárrafopredeter." style:family="text">
      <style:text-properties fo:color="#4472C4" fo:font-size="10pt" style:font-size-asian="10pt" style:font-size-complex="10pt"/>
    </style:style>
    <style:style style:name="T108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109" style:parent-style-name="Fuentedepárrafopredeter." style:family="text">
      <style:text-properties fo:color="#4472C4" fo:font-size="10pt" style:font-size-asian="10pt" style:font-size-complex="10pt"/>
    </style:style>
    <style:style style:name="T110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111" style:parent-style-name="Fuentedepárrafopredeter." style:family="text">
      <style:text-properties fo:color="#4472C4" fo:font-size="10pt" style:font-size-asian="10pt" style:font-size-complex="10pt"/>
    </style:style>
    <style:style style:name="T112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113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114" style:parent-style-name="Fuentedepárrafopredeter." style:family="text">
      <style:text-properties fo:color="#4472C4" fo:font-size="10pt" style:font-size-asian="10pt" style:font-size-complex="10pt"/>
    </style:style>
    <style:style style:name="T115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116" style:parent-style-name="Fuentedepárrafopredeter." style:family="text">
      <style:text-properties fo:color="#4472C4" fo:font-size="10pt" style:font-size-asian="10pt" style:font-size-complex="10pt"/>
    </style:style>
    <style:style style:name="T117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118" style:parent-style-name="Fuentedepárrafopredeter." style:family="text">
      <style:text-properties fo:color="#4472C4" fo:font-size="10pt" style:font-size-asian="10pt" style:font-size-complex="10pt"/>
    </style:style>
    <style:style style:name="T119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P120" style:parent-style-name="Normal" style:family="paragraph">
      <style:text-properties fo:font-weight="bold" style:font-weight-asian="bold" style:font-weight-complex="bold" fo:color="#4472C4" fo:font-size="12pt" style:font-size-asian="12pt" style:font-size-complex="12pt"/>
    </style:style>
    <style:style style:name="T121" style:parent-style-name="Fuentedepárrafopredeter." style:family="text">
      <style:text-properties fo:color="#4472C4" fo:font-size="12pt" style:font-size-asian="12pt" style:font-size-complex="12pt"/>
    </style:style>
    <style:style style:name="T122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123" style:parent-style-name="Fuentedepárrafopredeter." style:family="text">
      <style:text-properties fo:color="#4472C4" fo:font-size="12pt" style:font-size-asian="12pt" style:font-size-complex="12pt"/>
    </style:style>
    <style:style style:name="T124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P125" style:parent-style-name="Normal" style:family="paragraph">
      <style:text-properties fo:color="#4472C4" fo:font-size="12pt" style:font-size-asian="12pt" style:font-size-complex="12pt"/>
    </style:style>
    <style:style style:name="TableColumn127" style:family="table-column">
      <style:table-column-properties style:column-width="1.5326in"/>
    </style:style>
    <style:style style:name="TableColumn128" style:family="table-column">
      <style:table-column-properties style:column-width="1.5326in"/>
    </style:style>
    <style:style style:name="TableColumn129" style:family="table-column">
      <style:table-column-properties style:column-width="1.5326in"/>
    </style:style>
    <style:style style:name="TableColumn130" style:family="table-column">
      <style:table-column-properties style:column-width="1.5326in"/>
    </style:style>
    <style:style style:name="Table126" style:family="table">
      <style:table-properties style:width="6.1305in" fo:margin-left="0in" table:align="left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134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137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140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143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147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150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153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156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160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163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166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169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170" style:parent-style-name="Fuentedepárrafopredeter." style:family="text">
      <style:text-properties fo:color="#4472C4" fo:font-size="12pt" style:font-size-asian="12pt" style:font-size-complex="12pt"/>
    </style:style>
    <style:style style:name="T171" style:parent-style-name="Fuentedepárrafopredeter." style:family="text">
      <style:text-properties fo:color="#4472C4" fo:font-size="12pt" style:font-size-asian="12pt" style:font-size-complex="12pt"/>
    </style:style>
    <style:style style:name="T172" style:parent-style-name="Fuentedepárrafopredeter." style:family="text">
      <style:text-properties fo:color="#4472C4" fo:font-size="12pt" style:font-size-asian="12pt" style:font-size-complex="12pt"/>
    </style:style>
    <style:style style:name="T173" style:parent-style-name="Fuentedepárrafopredeter." style:family="text">
      <style:text-properties fo:color="#4472C4" fo:font-size="12pt" style:font-size-asian="12pt" style:font-size-complex="12pt"/>
    </style:style>
    <style:style style:name="T174" style:parent-style-name="Fuentedepárrafopredeter." style:family="text">
      <style:text-properties fo:color="#4472C4" fo:font-size="12pt" style:font-size-asian="12pt" style:font-size-complex="12pt"/>
    </style:style>
    <style:style style:name="T175" style:parent-style-name="Fuentedepárrafopredeter." style:family="text">
      <style:text-properties fo:color="#4472C4" fo:font-size="12pt" style:font-size-asian="12pt" style:font-size-complex="12pt"/>
    </style:style>
    <style:style style:name="T176" style:parent-style-name="Fuentedepárrafopredeter." style:family="text">
      <style:text-properties fo:color="#4472C4" fo:font-size="12pt" style:font-size-asian="12pt" style:font-size-complex="12pt"/>
    </style:style>
    <style:style style:name="T177" style:parent-style-name="Fuentedepárrafopredeter." style:family="text">
      <style:text-properties fo:color="#4472C4" fo:font-size="12pt" style:font-size-asian="12pt" style:font-size-complex="12pt"/>
    </style:style>
    <style:style style:name="T178" style:parent-style-name="Fuentedepárrafopredeter." style:family="text">
      <style:text-properties fo:color="#4472C4" fo:font-size="12pt" style:font-size-asian="12pt" style:font-size-complex="12pt"/>
    </style:style>
    <style:style style:name="T179" style:parent-style-name="Fuentedepárrafopredeter." style:family="text">
      <style:text-properties fo:color="#4472C4" fo:font-size="12pt" style:font-size-asian="12pt" style:font-size-complex="12pt"/>
    </style:style>
    <style:style style:name="P180" style:parent-style-name="Normal" style:family="paragraph">
      <style:text-properties fo:font-weight="bold" style:font-weight-asian="bold" style:font-weight-complex="bold" fo:color="#4472C4" fo:font-size="12pt" style:font-size-asian="12pt" style:font-size-complex="12pt"/>
    </style:style>
    <style:style style:name="P181" style:parent-style-name="Normal" style:family="paragraph">
      <style:text-properties fo:color="#4472C4" fo:font-size="12pt" style:font-size-asian="12pt" style:font-size-complex="12pt"/>
    </style:style>
    <style:style style:name="TableColumn183" style:family="table-column">
      <style:table-column-properties style:column-width="2.043in"/>
    </style:style>
    <style:style style:name="TableColumn184" style:family="table-column">
      <style:table-column-properties style:column-width="2.0437in"/>
    </style:style>
    <style:style style:name="TableColumn185" style:family="table-column">
      <style:table-column-properties style:column-width="2.0437in"/>
    </style:style>
    <style:style style:name="Table182" style:family="table">
      <style:table-properties style:width="6.1305in" fo:margin-left="0in" table:align="left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189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T192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T195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199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202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T205" style:parent-style-name="Fuentedepárrafopredeter." style:family="text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206" style:parent-style-name="Fuentedepárrafopredeter." style:family="text">
      <style:text-properties fo:color="#4472C4" fo:font-size="12pt" style:font-size-asian="12pt" style:font-size-complex="12pt"/>
    </style:style>
    <style:style style:name="T207" style:parent-style-name="Fuentedepárrafopredeter." style:family="text">
      <style:text-properties fo:color="#4472C4" fo:font-size="12pt" style:font-size-asian="12pt" style:font-size-complex="12pt"/>
    </style:style>
    <style:style style:name="T208" style:parent-style-name="Fuentedepárrafopredeter." style:family="text">
      <style:text-properties fo:color="#4472C4" fo:font-size="12pt" style:font-size-asian="12pt" style:font-size-complex="12pt"/>
    </style:style>
    <style:style style:name="T209" style:parent-style-name="Fuentedepárrafopredeter." style:family="text">
      <style:text-properties fo:color="#4472C4" fo:font-size="12pt" style:font-size-asian="12pt" style:font-size-complex="12pt"/>
    </style:style>
    <style:style style:name="T210" style:parent-style-name="Fuentedepárrafopredeter." style:family="text">
      <style:text-properties fo:color="#4472C4" fo:font-size="12pt" style:font-size-asian="12pt" style:font-size-complex="12pt"/>
    </style:style>
    <style:style style:name="P211" style:parent-style-name="Normal" style:family="paragraph">
      <style:text-properties fo:font-weight="bold" style:font-weight-asian="bold" style:font-weight-complex="bold" fo:color="#4472C4" fo:font-size="12pt" style:font-size-asian="12pt" style:font-size-complex="12pt"/>
    </style:style>
    <style:style style:name="P212" style:parent-style-name="Normal" style:family="paragraph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213" style:parent-style-name="Fuentedepárrafopredeter." style:family="text">
      <style:text-properties fo:color="#4472C4" fo:font-size="10pt" style:font-size-asian="10pt" style:font-size-complex="10pt"/>
    </style:style>
    <style:style style:name="T214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15" style:parent-style-name="Fuentedepárrafopredeter." style:family="text">
      <style:text-properties fo:color="#4472C4" fo:font-size="10pt" style:font-size-asian="10pt" style:font-size-complex="10pt"/>
    </style:style>
    <style:style style:name="T216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17" style:parent-style-name="Fuentedepárrafopredeter." style:family="text">
      <style:text-properties fo:color="#4472C4" fo:font-size="10pt" style:font-size-asian="10pt" style:font-size-complex="10pt"/>
    </style:style>
    <style:style style:name="T218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19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/>
    </style:style>
    <style:style style:name="T220" style:parent-style-name="Fuentedepárrafopredeter." style:family="text">
      <style:text-properties fo:color="#4472C4" fo:font-size="10pt" style:font-size-asian="10pt" style:font-size-complex="10pt"/>
    </style:style>
    <style:style style:name="T221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22" style:parent-style-name="Fuentedepárrafopredeter." style:family="text">
      <style:text-properties fo:color="#4472C4" fo:font-size="10pt" style:font-size-asian="10pt" style:font-size-complex="10pt"/>
    </style:style>
    <style:style style:name="T223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24" style:parent-style-name="Fuentedepárrafopredeter." style:family="text">
      <style:text-properties fo:color="#4472C4" fo:font-size="10pt" style:font-size-asian="10pt" style:font-size-complex="10pt"/>
    </style:style>
    <style:style style:name="T225" style:parent-style-name="Fuentedepárrafopredeter." style:family="text">
      <style:text-properties fo:color="#4472C4" fo:font-size="10pt" style:font-size-asian="10pt" style:font-size-complex="10pt"/>
    </style:style>
    <style:style style:name="T226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27" style:parent-style-name="Fuentedepárrafopredeter." style:family="text">
      <style:text-properties fo:color="#4472C4" fo:font-size="10pt" style:font-size-asian="10pt" style:font-size-complex="10pt"/>
    </style:style>
    <style:style style:name="T228" style:parent-style-name="Fuentedepárrafopredeter." style:family="text">
      <style:text-properties fo:color="#4472C4" fo:font-size="10pt" style:font-size-asian="10pt" style:font-size-complex="10pt"/>
    </style:style>
    <style:style style:name="T229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30" style:parent-style-name="Fuentedepárrafopredeter." style:family="text">
      <style:text-properties fo:color="#4472C4" fo:font-size="10pt" style:font-size-asian="10pt" style:font-size-complex="10pt"/>
    </style:style>
    <style:style style:name="T231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32" style:parent-style-name="Fuentedepárrafopredeter." style:family="text">
      <style:text-properties fo:color="#4472C4" fo:font-size="10pt" style:font-size-asian="10pt" style:font-size-complex="10pt"/>
    </style:style>
    <style:style style:name="T233" style:parent-style-name="Fuentedepárrafopredeter." style:family="text">
      <style:text-properties fo:color="#4472C4" fo:font-size="10pt" style:font-size-asian="10pt" style:font-size-complex="10pt"/>
    </style:style>
    <style:style style:name="T234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35" style:parent-style-name="Fuentedepárrafopredeter." style:family="text">
      <style:text-properties fo:color="#4472C4" fo:font-size="10pt" style:font-size-asian="10pt" style:font-size-complex="10pt"/>
    </style:style>
    <style:style style:name="T236" style:parent-style-name="Fuentedepárrafopredeter." style:family="text">
      <style:text-properties fo:color="#4472C4" fo:font-size="10pt" style:font-size-asian="10pt" style:font-size-complex="10pt"/>
    </style:style>
    <style:style style:name="T237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38" style:parent-style-name="Fuentedepárrafopredeter." style:family="text">
      <style:text-properties fo:color="#4472C4" fo:font-size="10pt" style:font-size-asian="10pt" style:font-size-complex="10pt"/>
    </style:style>
    <style:style style:name="T239" style:parent-style-name="Fuentedepárrafopredeter." style:family="text">
      <style:text-properties fo:color="#4472C4" fo:font-size="10pt" style:font-size-asian="10pt" style:font-size-complex="10pt"/>
    </style:style>
    <style:style style:name="T240" style:parent-style-name="Fuentedepárrafopredeter." style:family="text">
      <style:text-properties fo:color="#4472C4" fo:font-size="10pt" style:font-size-asian="10pt" style:font-size-complex="10pt"/>
    </style:style>
    <style:style style:name="T241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42" style:parent-style-name="Fuentedepárrafopredeter." style:family="text">
      <style:text-properties fo:color="#4472C4" fo:font-size="10pt" style:font-size-asian="10pt" style:font-size-complex="10pt"/>
    </style:style>
    <style:style style:name="T243" style:parent-style-name="Fuentedepárrafopredeter." style:family="text">
      <style:text-properties fo:color="#4472C4" fo:font-size="10pt" style:font-size-asian="10pt" style:font-size-complex="10pt"/>
    </style:style>
    <style:style style:name="T244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45" style:parent-style-name="Fuentedepárrafopredeter." style:family="text">
      <style:text-properties fo:color="#4472C4" fo:font-size="10pt" style:font-size-asian="10pt" style:font-size-complex="10pt"/>
    </style:style>
    <style:style style:name="T246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47" style:parent-style-name="Fuentedepárrafopredeter." style:family="text">
      <style:text-properties fo:color="#4472C4" fo:font-size="10pt" style:font-size-asian="10pt" style:font-size-complex="10pt"/>
    </style:style>
    <style:style style:name="T248" style:parent-style-name="Fuentedepárrafopredeter." style:family="text">
      <style:text-properties fo:color="#4472C4" fo:font-size="10pt" style:font-size-asian="10pt" style:font-size-complex="10pt"/>
    </style:style>
    <style:style style:name="T249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50" style:parent-style-name="Fuentedepárrafopredeter." style:family="text">
      <style:text-properties fo:color="#4472C4" fo:font-size="10pt" style:font-size-asian="10pt" style:font-size-complex="10pt"/>
    </style:style>
    <style:style style:name="T251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52" style:parent-style-name="Fuentedepárrafopredeter." style:family="text">
      <style:text-properties fo:color="#4472C4" fo:font-size="10pt" style:font-size-asian="10pt" style:font-size-complex="10pt"/>
    </style:style>
    <style:style style:name="T253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P254" style:parent-style-name="Normal" style:family="paragraph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P255" style:parent-style-name="Normal" style:family="paragraph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T256" style:parent-style-name="Fuentedepárrafopredeter." style:family="text">
      <style:text-properties fo:color="#4472C4" fo:font-size="10pt" style:font-size-asian="10pt" style:font-size-complex="10pt"/>
    </style:style>
    <style:style style:name="T257" style:parent-style-name="Fuentedepárrafopredeter." style:family="text">
      <style:text-properties fo:color="#4472C4" fo:font-size="10pt" style:font-size-asian="10pt" style:font-size-complex="10pt"/>
    </style:style>
    <style:style style:name="T258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59" style:parent-style-name="Fuentedepárrafopredeter." style:family="text">
      <style:text-properties fo:color="#4472C4" fo:font-size="10pt" style:font-size-asian="10pt" style:font-size-complex="10pt"/>
    </style:style>
    <style:style style:name="T260" style:parent-style-name="Fuentedepárrafopredeter." style:family="text">
      <style:text-properties fo:color="#4472C4" fo:font-size="10pt" style:font-size-asian="10pt" style:font-size-complex="10pt"/>
    </style:style>
    <style:style style:name="T261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62" style:parent-style-name="Fuentedepárrafopredeter." style:family="text">
      <style:text-properties fo:color="#4472C4" fo:font-size="10pt" style:font-size-asian="10pt" style:font-size-complex="10pt"/>
    </style:style>
    <style:style style:name="T263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64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/>
    </style:style>
    <style:style style:name="T265" style:parent-style-name="Fuentedepárrafopredeter." style:family="text">
      <style:text-properties fo:color="#4472C4" fo:font-size="10pt" style:font-size-asian="10pt" style:font-size-complex="10pt"/>
    </style:style>
    <style:style style:name="T266" style:parent-style-name="Fuentedepárrafopredeter." style:family="text">
      <style:text-properties fo:color="#4472C4" fo:font-size="10pt" style:font-size-asian="10pt" style:font-size-complex="10pt"/>
    </style:style>
    <style:style style:name="T267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68" style:parent-style-name="Fuentedepárrafopredeter." style:family="text">
      <style:text-properties fo:color="#4472C4" fo:font-size="10pt" style:font-size-asian="10pt" style:font-size-complex="10pt"/>
    </style:style>
    <style:style style:name="T269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70" style:parent-style-name="Fuentedepárrafopredeter." style:family="text">
      <style:text-properties fo:color="#4472C4" fo:font-size="10pt" style:font-size-asian="10pt" style:font-size-complex="10pt"/>
    </style:style>
    <style:style style:name="T271" style:parent-style-name="Fuentedepárrafopredeter." style:family="text">
      <style:text-properties fo:color="#4472C4" fo:font-size="10pt" style:font-size-asian="10pt" style:font-size-complex="10pt"/>
    </style:style>
    <style:style style:name="T272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73" style:parent-style-name="Fuentedepárrafopredeter." style:family="text">
      <style:text-properties fo:color="#4472C4" fo:font-size="10pt" style:font-size-asian="10pt" style:font-size-complex="10pt"/>
    </style:style>
    <style:style style:name="T274" style:parent-style-name="Fuentedepárrafopredeter." style:family="text">
      <style:text-properties fo:color="#4472C4" fo:font-size="10pt" style:font-size-asian="10pt" style:font-size-complex="10pt"/>
    </style:style>
    <style:style style:name="T275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76" style:parent-style-name="Fuentedepárrafopredeter." style:family="text">
      <style:text-properties fo:color="#4472C4" fo:font-size="10pt" style:font-size-asian="10pt" style:font-size-complex="10pt"/>
    </style:style>
    <style:style style:name="T277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78" style:parent-style-name="Fuentedepárrafopredeter." style:family="text">
      <style:text-properties fo:color="#4472C4" fo:font-size="10pt" style:font-size-asian="10pt" style:font-size-complex="10pt"/>
    </style:style>
    <style:style style:name="T279" style:parent-style-name="Fuentedepárrafopredeter." style:family="text">
      <style:text-properties fo:color="#4472C4" fo:font-size="10pt" style:font-size-asian="10pt" style:font-size-complex="10pt"/>
    </style:style>
    <style:style style:name="T280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81" style:parent-style-name="Fuentedepárrafopredeter." style:family="text">
      <style:text-properties fo:color="#4472C4" fo:font-size="10pt" style:font-size-asian="10pt" style:font-size-complex="10pt"/>
    </style:style>
    <style:style style:name="T282" style:parent-style-name="Fuentedepárrafopredeter." style:family="text">
      <style:text-properties fo:color="#4472C4" fo:font-size="10pt" style:font-size-asian="10pt" style:font-size-complex="10pt"/>
    </style:style>
    <style:style style:name="T283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84" style:parent-style-name="Fuentedepárrafopredeter." style:family="text">
      <style:text-properties fo:color="#4472C4" fo:font-size="10pt" style:font-size-asian="10pt" style:font-size-complex="10pt"/>
    </style:style>
    <style:style style:name="T285" style:parent-style-name="Fuentedepárrafopredeter." style:family="text">
      <style:text-properties fo:color="#4472C4" fo:font-size="10pt" style:font-size-asian="10pt" style:font-size-complex="10pt"/>
    </style:style>
    <style:style style:name="T286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87" style:parent-style-name="Fuentedepárrafopredeter." style:family="text">
      <style:text-properties fo:color="#4472C4" fo:font-size="10pt" style:font-size-asian="10pt" style:font-size-complex="10pt"/>
    </style:style>
    <style:style style:name="T288" style:parent-style-name="Fuentedepárrafopredeter." style:family="text">
      <style:text-properties fo:color="#4472C4" fo:font-size="10pt" style:font-size-asian="10pt" style:font-size-complex="10pt"/>
    </style:style>
    <style:style style:name="T289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90" style:parent-style-name="Fuentedepárrafopredeter." style:family="text">
      <style:text-properties fo:color="#4472C4" fo:font-size="10pt" style:font-size-asian="10pt" style:font-size-complex="10pt"/>
    </style:style>
    <style:style style:name="T291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92" style:parent-style-name="Fuentedepárrafopredeter." style:family="text">
      <style:text-properties fo:color="#4472C4" fo:font-size="10pt" style:font-size-asian="10pt" style:font-size-complex="10pt"/>
    </style:style>
    <style:style style:name="T293" style:parent-style-name="Fuentedepárrafopredeter." style:family="text">
      <style:text-properties fo:color="#4472C4" fo:font-size="10pt" style:font-size-asian="10pt" style:font-size-complex="10pt"/>
    </style:style>
    <style:style style:name="T294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95" style:parent-style-name="Fuentedepárrafopredeter." style:family="text">
      <style:text-properties fo:color="#4472C4" fo:font-size="10pt" style:font-size-asian="10pt" style:font-size-complex="10pt"/>
    </style:style>
    <style:style style:name="T296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297" style:parent-style-name="Fuentedepárrafopredeter." style:family="text">
      <style:text-properties fo:color="#4472C4" fo:font-size="10pt" style:font-size-asian="10pt" style:font-size-complex="10pt"/>
    </style:style>
    <style:style style:name="T298" style:parent-style-name="Fuentedepárrafopredeter." style:family="text">
      <style:text-properties fo:color="#4472C4" fo:font-size="10pt" style:font-size-asian="10pt" style:font-size-complex="10pt"/>
    </style:style>
    <style:style style:name="T299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300" style:parent-style-name="Fuentedepárrafopredeter." style:family="text">
      <style:text-properties fo:color="#4472C4" fo:font-size="10pt" style:font-size-asian="10pt" style:font-size-complex="10pt"/>
    </style:style>
    <style:style style:name="P301" style:parent-style-name="Normal" style:family="paragraph">
      <style:text-properties fo:color="#4472C4" fo:font-size="10pt" style:font-size-asian="10pt" style:font-size-complex="10pt"/>
    </style:style>
    <style:style style:name="P302" style:parent-style-name="Normal" style:family="paragraph">
      <style:text-properties fo:color="#4472C4" fo:font-size="10pt" style:font-size-asian="10pt" style:font-size-complex="10pt"/>
    </style:style>
    <style:style style:name="P303" style:parent-style-name="Normal" style:family="paragraph">
      <style:text-properties fo:font-weight="bold" style:font-weight-asian="bold" style:font-weight-complex="bold" fo:color="#4472C4" fo:font-size="12pt" style:font-size-asian="12pt" style:font-size-complex="12pt" style:text-underline-type="single" style:text-underline-style="solid" style:text-underline-width="auto" style:text-underline-mode="continuous"/>
    </style:style>
    <style:style style:name="P304" style:parent-style-name="Normal" style:family="paragraph">
      <style:text-properties fo:color="#4472C4" fo:font-size="10pt" style:font-size-asian="10pt" style:font-size-complex="10pt"/>
    </style:style>
    <style:style style:name="P305" style:parent-style-name="Normal" style:family="paragraph">
      <style:text-properties fo:color="#4472C4" fo:font-size="10pt" style:font-size-asian="10pt" style:font-size-complex="10pt"/>
    </style:style>
    <style:style style:name="P306" style:parent-style-name="Normal" style:family="paragraph">
      <style:text-properties fo:color="#4472C4" fo:font-size="10pt" style:font-size-asian="10pt" style:font-size-complex="10pt"/>
    </style:style>
    <style:style style:name="T307" style:parent-style-name="Fuentedepárrafopredeter." style:family="text">
      <style:text-properties fo:color="#4472C4" fo:font-size="10pt" style:font-size-asian="10pt" style:font-size-complex="10pt"/>
    </style:style>
    <style:style style:name="T308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/>
    </style:style>
    <style:style style:name="T309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/>
    </style:style>
    <style:style style:name="T310" style:parent-style-name="Fuentedepárrafopredeter." style:family="text">
      <style:text-properties fo:color="#4472C4" fo:font-size="10pt" style:font-size-asian="10pt" style:font-size-complex="10pt"/>
    </style:style>
    <style:style style:name="P31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2" style:parent-style-name="Normal" style:family="paragraph">
      <style:text-properties fo:color="#4472C4" fo:font-size="10pt" style:font-size-asian="10pt" style:font-size-complex="10pt"/>
    </style:style>
    <style:style style:name="P313" style:parent-style-name="Normal" style:family="paragraph">
      <style:paragraph-properties fo:text-align="center"/>
      <style:text-properties fo:font-weight="bold" style:font-weight-asian="bold" style:font-weight-complex="bold" fo:color="#4472C4" fo:font-size="18pt" style:font-size-asian="18pt" style:font-size-complex="18pt"/>
    </style:style>
    <style:style style:name="P314" style:parent-style-name="Normal" style:family="paragraph">
      <style:paragraph-properties fo:line-height="150%"/>
      <style:text-properties fo:color="#4472C4" fo:font-size="10pt" style:font-size-asian="10pt" style:font-size-complex="10pt"/>
    </style:style>
    <style:style style:name="P315" style:parent-style-name="Normal" style:family="paragraph">
      <style:paragraph-properties fo:text-align="center" fo:line-height="150%"/>
      <style:text-properties fo:color="#4472C4" fo:font-size="10pt" style:font-size-asian="10pt" style:font-size-complex="10pt"/>
    </style:style>
    <style:style style:name="P316" style:parent-style-name="Normal" style:family="paragraph">
      <style:paragraph-properties fo:line-height="150%"/>
    </style:style>
    <style:style style:name="T317" style:parent-style-name="Fuentedepárrafopredeter." style:family="text">
      <style:text-properties fo:color="#4472C4" fo:font-size="10pt" style:font-size-asian="10pt" style:font-size-complex="10pt"/>
    </style:style>
    <style:style style:name="T318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319" style:parent-style-name="Fuentedepárrafopredeter." style:family="text">
      <style:text-properties fo:color="#4472C4" fo:font-size="10pt" style:font-size-asian="10pt" style:font-size-complex="10pt"/>
    </style:style>
    <style:style style:name="T320" style:parent-style-name="Fuentedepárrafopredeter." style:family="text">
      <style:text-properties fo:color="#4472C4" fo:font-size="10pt" style:font-size-asian="10pt" style:font-size-complex="10pt"/>
    </style:style>
    <style:style style:name="T321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322" style:parent-style-name="Fuentedepárrafopredeter." style:family="text">
      <style:text-properties fo:color="#4472C4" fo:font-size="10pt" style:font-size-asian="10pt" style:font-size-complex="10pt"/>
    </style:style>
    <style:style style:name="T323" style:parent-style-name="Fuentedepárrafopredeter." style:family="text">
      <style:text-properties fo:color="#4472C4" fo:font-size="10pt" style:font-size-asian="10pt" style:font-size-complex="10pt"/>
    </style:style>
    <style:style style:name="P324" style:parent-style-name="Normal" style:family="paragraph">
      <style:paragraph-properties fo:line-height="150%"/>
    </style:style>
    <style:style style:name="T325" style:parent-style-name="Fuentedepárrafopredeter." style:family="text">
      <style:text-properties fo:color="#4472C4" fo:font-size="10pt" style:font-size-asian="10pt" style:font-size-complex="10pt"/>
    </style:style>
    <style:style style:name="T326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P327" style:parent-style-name="Normal" style:family="paragraph">
      <style:paragraph-properties fo:line-height="150%"/>
    </style:style>
    <style:style style:name="T328" style:parent-style-name="Fuentedepárrafopredeter." style:family="text">
      <style:text-properties fo:color="#4472C4" fo:font-size="10pt" style:font-size-asian="10pt" style:font-size-complex="10pt"/>
    </style:style>
    <style:style style:name="T329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T330" style:parent-style-name="Fuentedepárrafopredeter." style:family="text">
      <style:text-properties fo:color="#4472C4" fo:font-size="10pt" style:font-size-asian="10pt" style:font-size-complex="10pt"/>
    </style:style>
    <style:style style:name="P331" style:parent-style-name="Normal" style:family="paragraph">
      <style:paragraph-properties fo:line-height="150%"/>
    </style:style>
    <style:style style:name="T332" style:parent-style-name="Fuentedepárrafopredeter." style:family="text">
      <style:text-properties fo:color="#4472C4" fo:font-size="10pt" style:font-size-asian="10pt" style:font-size-complex="10pt"/>
    </style:style>
    <style:style style:name="T333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P334" style:parent-style-name="Normal" style:family="paragraph">
      <style:paragraph-properties fo:line-height="150%"/>
      <style:text-properties fo:font-weight="bold" style:font-weight-asian="bold" style:font-weight-complex="bold" fo:color="#4472C4" fo:font-size="10pt" style:font-size-asian="10pt" style:font-size-complex="10pt" style:text-underline-type="single" style:text-underline-style="solid" style:text-underline-width="auto" style:text-underline-mode="continuous"/>
    </style:style>
    <style:style style:name="P335" style:parent-style-name="Normal" style:family="paragraph">
      <style:paragraph-properties fo:line-height="150%"/>
      <style:text-properties fo:color="#4472C4" fo:font-size="10pt" style:font-size-asian="10pt" style:font-size-complex="10pt"/>
    </style:style>
    <style:style style:name="P336" style:parent-style-name="Normal" style:family="paragraph">
      <style:paragraph-properties fo:line-height="150%"/>
      <style:text-properties fo:color="#4472C4" fo:font-size="10pt" style:font-size-asian="10pt" style:font-size-complex="10pt"/>
    </style:style>
    <style:style style:name="P337" style:parent-style-name="Normal" style:family="paragraph">
      <style:paragraph-properties fo:line-height="150%"/>
      <style:text-properties fo:color="#4472C4" fo:font-size="10pt" style:font-size-asian="10pt" style:font-size-complex="10pt"/>
    </style:style>
    <style:style style:name="P338" style:parent-style-name="Normal" style:family="paragraph">
      <style:paragraph-properties fo:line-height="150%"/>
      <style:text-properties fo:color="#4472C4" fo:font-size="10pt" style:font-size-asian="10pt" style:font-size-complex="10pt"/>
    </style:style>
    <style:style style:name="P339" style:parent-style-name="Normal" style:family="paragraph">
      <style:paragraph-properties fo:line-height="150%"/>
    </style:style>
    <style:style style:name="T340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/>
    </style:style>
    <style:style style:name="T341" style:parent-style-name="Fuentedepárrafopredeter." style:family="text">
      <style:text-properties fo:color="#4472C4" fo:font-size="10pt" style:font-size-asian="10pt" style:font-size-complex="10pt"/>
    </style:style>
    <style:style style:name="T342" style:parent-style-name="Fuentedepárrafopredeter." style:family="text">
      <style:text-properties fo:color="#4472C4" fo:font-size="10pt" style:font-size-asian="10pt" style:font-size-complex="10pt"/>
    </style:style>
    <style:style style:name="T343" style:parent-style-name="Fuentedepárrafopredeter." style:family="text">
      <style:text-properties fo:color="#4472C4" fo:font-size="10pt" style:font-size-asian="10pt" style:font-size-complex="10pt"/>
    </style:style>
    <style:style style:name="T344" style:parent-style-name="Fuentedepárrafopredeter." style:family="text">
      <style:text-properties fo:color="#4472C4" fo:font-size="10pt" style:font-size-asian="10pt" style:font-size-complex="10pt"/>
    </style:style>
    <style:style style:name="T345" style:parent-style-name="Fuentedepárrafopredeter." style:family="text">
      <style:text-properties fo:color="#4472C4" fo:font-size="10pt" style:font-size-asian="10pt" style:font-size-complex="10pt"/>
    </style:style>
    <style:style style:name="T346" style:parent-style-name="Fuentedepárrafopredeter." style:family="text">
      <style:text-properties fo:font-weight="bold" style:font-weight-asian="bold" style:font-weight-complex="bold" fo:color="#4472C4" fo:font-size="10pt" style:font-size-asian="10pt" style:font-size-complex="10pt"/>
    </style:style>
    <style:style style:name="T347" style:parent-style-name="Fuentedepárrafopredeter." style:family="text">
      <style:text-properties fo:color="#4472C4" fo:font-size="10pt" style:font-size-asian="10pt" style:font-size-complex="10pt"/>
    </style:style>
    <style:style style:name="T348" style:parent-style-name="Fuentedepárrafopredeter." style:family="text">
      <style:text-properties fo:color="#4472C4" fo:font-size="10pt" style:font-size-asian="10pt" style:font-size-complex="10pt"/>
    </style:style>
    <style:style style:family="graphic" style:name="a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4">Socio N°:<text:s/></text:span><text:span text:style-name="T5">[SOCIO_NUMERO]</text:span><text:span text:style-name="T6"><text:tab/><text:s text:c="10"/>Fecha de Solicitud:<text:s/></text:span><text:span text:style-name="T7">[FECHA]</text:span><text:span text:style-name="T8"><text:s/></text:span><text:span text:style-name="T9"><text:tab/>Analista:<text:s/></text:span><text:span text:style-name="T10">[ANALISTA]</text:span></text:p>
      <text:p text:style-name="P11">DATOS PERSONALES DEL SOLICITANTE</text:p>
      <text:p text:style-name="Normal"><text:span text:style-name="T12">Nombres y Apellido:<text:s/></text:span><text:span text:style-name="T13">[NOMBRE]</text:span><text:span text:style-name="T14"><text:s text:c="20"/></text:span><text:span text:style-name="T15"><text:tab/></text:span><text:span text:style-name="T16">Cedula:<text:s/></text:span><text:span text:style-name="T17">[CEDULA]</text:span></text:p>
      <text:p text:style-name="Normal"><text:span text:style-name="T18">Fecha de Nacimiento:<text:s/></text:span><text:span text:style-name="T19">[FECHA_SOCIO]</text:span><text:span text:style-name="T20"><text:s/>Edad:<text:s/></text:span><text:span text:style-name="T21">[EDAD]</text:span><text:span text:style-name="T22"><text:s/></text:span><text:span text:style-name="T23">Años Sexo:<text:s/></text:span><text:span text:style-name="T24">[SEXO]</text:span><text:span text:style-name="T25"><text:s/>Escolaridad:<text:s/></text:span><text:span text:style-name="T26">[ESCOLARIDAD]</text:span></text:p>
      <text:p text:style-name="Normal"><text:span text:style-name="T27">Profesión u Oficio:<text:s/></text:span><text:span text:style-name="T28">[PROFESION]</text:span><text:span text:style-name="T29"><text:s/>Estado Civil:<text:s/></text:span><text:span text:style-name="T30">[ESTADO_CIVIL]</text:span><text:span text:style-name="T31"><text:s/>Años de la relación:<text:s/></text:span><text:span text:style-name="T32">[ANIO_RELACION]</text:span></text:p>
      <text:p text:style-name="Normal"><text:span text:style-name="T33">Numero de dependientes:<text:s/></text:span><text:span text:style-name="T34">[DEPENDIENTES]<text:s/></text:span><text:span text:style-name="T35">Edad de los hijos: ___/___/___/___ Años</text:span></text:p>
      <text:p text:style-name="Normal"><text:span text:style-name="T36">Pertenencia del Domicilio:<text:s/></text:span><text:span text:style-name="T37">[PERTEN</text:span><text:span text:style-name="T38">ENCIA]</text:span><text:span text:style-name="T39"><text:s/>Teléfono:<text:s/></text:span><text:span text:style-name="T40">[TELEFONO]</text:span></text:p>
      <text:p text:style-name="Normal"><text:span text:style-name="T41">Dirección del Domicilio:<text:s/></text:span><text:span text:style-name="T42">[DIRECCION]</text:span></text:p>
      <text:p text:style-name="Normal"><text:span text:style-name="T43">Municipio:<text:s/></text:span><text:span text:style-name="T44">[MUNICIPIO]</text:span><text:span text:style-name="T45"><text:s text:c="3"/></text:span><text:span text:style-name="T46">Departamento:<text:s/></text:span><text:span text:style-name="T47">[DEPARTAMENTO]</text:span></text:p>
      <text:p text:style-name="P48">DATOS PERSONALES DEL CONYUGE</text:p>
      <text:p text:style-name="Normal"><text:span text:style-name="T49">Nombres y Apellido:<text:s/></text:span><text:span text:style-name="T50">[NOMBRE_CONYUGE]</text:span><text:span text:style-name="T51"><text:s text:c="3"/>Cedula N°:<text:s/></text:span><text:span text:style-name="T52">[CEDULA_CONYUGE]</text:span></text:p>
      <text:p text:style-name="Normal"><text:span text:style-name="T53">Fecha de Nacimiento:<text:s/></text:span><text:span text:style-name="T54">[FECHA_CONYUGE]</text:span><text:span text:style-name="T55"><text:s text:c="3"/>Ed</text:span><text:span text:style-name="T56">ad:<text:s/></text:span><text:span text:style-name="T57">[EDAD_CONYUGE]</text:span><text:span text:style-name="T58"><text:s/>Años<text:s/></text:span></text:p>
      <text:p text:style-name="Normal"><text:span text:style-name="T59">Ocupación:<text:s/></text:span><text:span text:style-name="T60">[OCUPACION_CONYUGE]</text:span><text:span text:style-name="T61"><text:tab/></text:span></text:p>
      <text:p text:style-name="Normal"><text:span text:style-name="T62">Teléfono:<text:s/></text:span><text:span text:style-name="T63">[TELEFONO_CONYUGE]</text:span><text:span text:style-name="T64"><text:s/>Lugar de trabajo:<text:s/></text:span><text:span text:style-name="T65">[LUGAR_TRABAJO]</text:span><text:span text:style-name="T66"><text:s/></text:span></text:p>
      <text:p text:style-name="Normal"><text:span text:style-name="T67">Tiempo de laborar en la empresa<text:s/></text:span><text:span text:style-name="T68">[TIEMPO_LABORAR_CONYUGE]</text:span><text:span text:style-name="T69"><text:s/>Años</text:span></text:p>
      <text:p text:style-name="Normal"><text:span text:style-name="T70">Dirección del Domicilio:<text:s/></text:span><text:span text:style-name="T71">[DIRECCION_CONYUGE]</text:span></text:p>
      <text:p text:style-name="P72">DATOS DEL EMPLEO</text:p>
      <text:p text:style-name="Normal"><text:span text:style-name="T73">Empresa:<text:s/></text:span><text:span text:style-name="T74">[EMPRESA]</text:span><text:span text:style-name="T75"><text:tab/></text:span><text:span text:style-name="T76"><text:tab/></text:span><text:span text:style-name="T77"><text:tab/></text:span><text:span text:style-name="T78"><text:tab/></text:span><text:span text:style-name="T79"><text:tab/></text:span><text:span text:style-name="T80"><text:tab/>NUMERO INSS:<text:s/></text:span><text:span text:style-name="T81">[INSS]</text:span></text:p>
      <text:p text:style-name="Normal"><text:span text:style-name="T82">Dirección de la empresa:<text:s/></text:span><text:span text:style-name="T83">[DIRECCION_EMPRESA]</text:span><text:s/></text:p>
      <text:p text:style-name="Normal"><text:span text:style-name="T84">Departamento:<text:s/></text:span><text:span text:style-name="T85">[DEPARTAMENTO_EMPRESA]</text:span><text:span text:style-name="T86"><text:s/></text:span></text:p>
      <text:p text:style-name="Normal"><text:span text:style-name="T87">Municipio:<text:s/></text:span><text:span text:style-name="T88">[MUNICIPIO_EMPRESA]</text:span><text:span text:style-name="T89"><text:s text:c="3"/>Teléfono:<text:s/></text:span><text:span text:style-name="T90">[TELEFONO_EMPRESA]</text:span><text:span text:style-name="T91"><text:s/></text:span></text:p>
      <text:p text:style-name="Normal"><text:span text:style-name="T92">Tiempo de laborar:<text:s/></text:span><text:span text:style-name="T93">[TIEMPO_LABORAR_EMPRESA]</text:span><text:span text:style-name="T94"><text:s/></text:span><text:span text:style-name="T95">Cargo:<text:s/></text:span><text:span text:style-name="T96">[CARGO_EMPRESA</text:span><text:span text:style-name="T97">]</text:span></text:p>
      <text:p text:style-name="Normal"><text:span text:style-name="T98">Salario Mensual:<text:s/></text:span><text:span text:style-name="T99">[SALARIO_MENSUAL]</text:span><text:span text:style-name="T100"><text:s text:c="4"/>Forma de pago:<text:s/></text:span><text:span text:style-name="T101">[FORMA_PAGO_EMPRESA]</text:span></text:p>
      <text:p text:style-name="P102">DATOS DEL FINANCIAMIENTO</text:p>
      <text:p text:style-name="Normal"><text:span text:style-name="T103">Cantidad Solicitada C$:<text:s/></text:span><text:span text:style-name="T104">[CANTIDAD_SOLICITADA]</text:span><text:span text:style-name="T105"><text:s text:c="6"/>Plazo:<text:s/></text:span><text:span text:style-name="T106">[PLAZO]</text:span><text:span text:style-name="T107"><text:s/>Forma de pago:<text:s/></text:span><text:span text:style-name="T108">[FORMA_PAGO]</text:span></text:p>
      <text:p text:style-name="Normal"><text:span text:style-name="T109">Cuota que puede pagar:<text:s/></text:span><text:span text:style-name="T110">[CUOTA_PAGAR]</text:span><text:span text:style-name="T111"><text:s/>Destino del Crédito:<text:s/></text:span><text:span text:style-name="T112">[DE</text:span><text:span text:style-name="T113">STINO_CREDITO]</text:span></text:p>
      <text:p text:style-name="Normal"><text:span text:style-name="T114">Ubicación de la inversión:<text:s/></text:span><text:span text:style-name="T115">[UBI]</text:span></text:p>
      <text:p text:style-name="Normal"><text:span text:style-name="T116">Garantías ofrecidas:<text:s/></text:span><text:span text:style-name="T117">[GARANTIAS_OFRECIDAS]</text:span></text:p>
      <text:p text:style-name="Normal"><text:span text:style-name="T118">¿Aceptaría un monto, plazo y condiciones diferentes a las solicitadas?:<text:s/></text:span><text:span text:style-name="T119">[CONDICIONES_DIFERENTES]</text:span></text:p>
      <text:p text:style-name="Normal"/>
      <text:p text:style-name="Normal"/>
      <text:soft-page-break/>
      <text:p text:style-name="P120">ANTECEDENTES CREDITICIOS (Bancarios, Casas, ONGs,<text:s/>Cooperativas, Otros)</text:p>
      <text:p text:style-name="Normal"><text:span text:style-name="T121">Ha tenido crédito:<text:s/></text:span><text:span text:style-name="T122">[CREDITO]</text:span><text:span text:style-name="T123"><text:s/>Tiene crédito actualmente:<text:s/></text:span><text:span text:style-name="T124">[TIENE_CREDITO]</text:span></text:p>
      <text:p text:style-name="P125">Institución<text:tab/><text:tab/><text:tab/>Fecha<text:tab/><text:tab/><text:tab/>Monto<text:s/><text:tab/><text:tab/>Saldo</text:p>
      <table:table table:style-name="Table126">
        <table:table-columns>
          <table:table-column table:style-name="TableColumn127"/>
          <table:table-column table:style-name="TableColumn128"/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>
            <text:p text:style-name="P133"><text:span text:style-name="T134">[INSTITUCION_1]</text:span></text:p>
          </table:table-cell>
          <table:table-cell table:style-name="TableCell135">
            <text:p text:style-name="P136"><text:span text:style-name="T137">[FECHA_1]</text:span></text:p>
          </table:table-cell>
          <table:table-cell table:style-name="TableCell138">
            <text:p text:style-name="P139"><text:span text:style-name="T140">[MONTO_1]</text:span></text:p>
          </table:table-cell>
          <table:table-cell table:style-name="TableCell141">
            <text:p text:style-name="P142"><text:span text:style-name="T143">[SALDO_1]</text:span></text:p>
          </table:table-cell>
        </table:table-row>
        <table:table-row table:style-name="TableRow144">
          <table:table-cell table:style-name="TableCell145">
            <text:p text:style-name="P146"><text:span text:style-name="T147">[INSTITUCION_2]</text:span></text:p>
          </table:table-cell>
          <table:table-cell table:style-name="TableCell148">
            <text:p text:style-name="P149"><text:span text:style-name="T150">[FECHA_2]</text:span></text:p>
          </table:table-cell>
          <table:table-cell table:style-name="TableCell151">
            <text:p text:style-name="P152"><text:span text:style-name="T153">[MONTO_2]</text:span></text:p>
          </table:table-cell>
          <table:table-cell table:style-name="TableCell154">
            <text:p text:style-name="P155"><text:span text:style-name="T156">[SALDO_2]</text:span></text:p>
          </table:table-cell>
        </table:table-row>
        <table:table-row table:style-name="TableRow157">
          <table:table-cell table:style-name="TableCell158">
            <text:p text:style-name="P159"><text:span text:style-name="T160">[INSTITUCION_3]</text:span></text:p>
          </table:table-cell>
          <table:table-cell table:style-name="TableCell161">
            <text:p text:style-name="P162"><text:span text:style-name="T163">[FECHA_3]</text:span></text:p>
          </table:table-cell>
          <table:table-cell table:style-name="TableCell164">
            <text:p text:style-name="P165"><text:span text:style-name="T166">[MONTO_3]</text:span></text:p>
          </table:table-cell>
          <table:table-cell table:style-name="TableCell167">
            <text:p text:style-name="P168"><text:span text:style-name="T169">[SALDO_3]</text:span></text:p>
          </table:table-cell>
        </table:table-row>
      </table:table>
      <text:p text:style-name="Normal"><text:span text:style-name="T170"><text:tab/></text:span><text:span text:style-name="T171"><text:tab/></text:span><text:span text:style-name="T172"><text:s/></text:span><text:span text:style-name="T173"><text:s/></text:span><text:span text:style-name="T174"><text:tab/>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</text:span></text:p>
      <text:p text:style-name="P180">REFERENCIAS PERSONALES:</text:p>
      <text:p text:style-name="P181">Nombre<text:tab/><text:tab/><text:tab/><text:tab/>Domicilio<text:tab/><text:tab/><text:tab/><text:tab/>Teléfono</text:p>
      <table:table table:style-name="Table182">
        <table:table-columns>
          <table:table-column table:style-name="TableColumn183"/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>
            <text:p text:style-name="P188"><text:span text:style-name="T189">[RE_1]</text:span></text:p>
          </table:table-cell>
          <table:table-cell table:style-name="TableCell190">
            <text:p text:style-name="P191"><text:span text:style-name="T192">[RED_1]</text:span></text:p>
          </table:table-cell>
          <table:table-cell table:style-name="TableCell193">
            <text:p text:style-name="P194"><text:bookmark-start text:name="_Hlk68982630"/><text:span text:style-name="T195">[TF_1]</text:span><text:bookmark-end text:name="_Hlk68982630"/></text:p>
          </table:table-cell>
        </table:table-row>
        <table:table-row table:style-name="TableRow196">
          <table:table-cell table:style-name="TableCell197">
            <text:p text:style-name="P198"><text:span text:style-name="T199">[RE_2]</text:span></text:p>
          </table:table-cell>
          <table:table-cell table:style-name="TableCell200">
            <text:p text:style-name="P201"><text:span text:style-name="T202">[RED_2]</text:span></text:p>
          </table:table-cell>
          <table:table-cell table:style-name="TableCell203">
            <text:p text:style-name="P204"><text:span text:style-name="T205">[TF_2]</text:span></text:p>
          </table:table-cell>
        </table:table-row>
      </table:table>
      <text:p text:style-name="Normal"><text:span text:style-name="T206"><text:s text:c="53"/></text:span><text:span text:style-name="T207"><text:s text:c="49"/></text:span><text:span text:style-name="T208"><text:s text:c="37"/></text:span><text:span text:style-name="T209"><text:s text:c="16"/></text:span><text:span text:style-name="T210"><text:s text:c="51"/></text:span></text:p>
      <text:p text:style-name="P211">INFORMACIÓN SOBRE GARANTIA:</text:p>
      <text:p text:style-name="P212">Datos del Primer Fiador</text:p>
      <text:p text:style-name="Normal"><text:span text:style-name="T213">Nombres y Apellido:<text:s/></text:span><text:span text:style-name="T214">[FIADOR_NOMBRE_1]</text:span><text:span text:style-name="T215"><text:s text:c="3"/>Cedula N°:<text:s/></text:span><text:span text:style-name="T216">[FIADOR_CEDULA_1]</text:span></text:p>
      <text:p text:style-name="Normal"><text:span text:style-name="T217">Domicilio:<text:s/></text:span><text:span text:style-name="T218">[FIADOR_DOMICILIO_1]</text:span><text:span text:style-name="T219"><text:tab/></text:span><text:span text:style-name="T220">Municipio:<text:s/></text:span><text:span text:style-name="T221">[FIADOR_MUNICIPIO_1]</text:span></text:p>
      <text:p text:style-name="Normal"><text:span text:style-name="T222">Estado Civil:<text:s/></text:span><text:span text:style-name="T223">[FIADOR_ESTADO_CIVIL_1]</text:span><text:span text:style-name="T224"><text:s/></text:span><text:span text:style-name="T225"><text:tab/>Nombre Cónyuge:<text:s/></text:span><text:span text:style-name="T226">[FIADOR_CONYUGE_1]</text:span><text:span text:style-name="T227"><text:tab/></text:span></text:p>
      <text:p text:style-name="Normal"><text:span text:style-name="T228">Profesión u Oficio:<text:s/></text:span><text:span text:style-name="T229">[FIADOR_PROFESION_1]</text:span><text:span text:style-name="T230"><text:s/>Lugar de Trabajo:<text:s/></text:span><text:span text:style-name="T231">[FIADOR_LUGAR_1]</text:span><text:span text:style-name="T232"><text:tab/></text:span></text:p>
      <text:p text:style-name="Normal"><text:span text:style-name="T233">Dirección:<text:s/></text:span><text:span text:style-name="T234">[FIADOR_DIRECCION_1]</text:span><text:span text:style-name="T235"><text:s/></text:span><text:span text:style-name="T236"><text:tab/>Teléfono:<text:s/></text:span><text:span text:style-name="T237">[FIADOR_TELEFONO_1]</text:span><text:span text:style-name="T238"><text:tab/></text:span></text:p>
      <text:p text:style-name="Normal"><text:span text:style-name="T239">Tiempo de<text:s/></text:span><text:span text:style-name="T240">Laborar:<text:s/></text:span><text:span text:style-name="T241">[FIADOR_T_LABO_1]</text:span><text:span text:style-name="T242"><text:s/></text:span><text:span text:style-name="T243"><text:tab/>Ingreso Mensual:<text:s/></text:span><text:span text:style-name="T244">[F_I_M_1]</text:span><text:span text:style-name="T245"><text:s text:c="3"/>Egreso Mensual:<text:s/></text:span><text:span text:style-name="T246">[F_E_M_1]</text:span><text:span text:style-name="T247"><text:tab/></text:span></text:p>
      <text:p text:style-name="Normal"><text:span text:style-name="T248">Disponibilidad al mes:<text:s/></text:span><text:span text:style-name="T249">[FIADOR_D_1]</text:span><text:span text:style-name="T250"><text:s/>Tiempo de Conocer al solicitante:<text:s/></text:span><text:span text:style-name="T251">[F_T_1]</text:span><text:span text:style-name="T252"><text:s text:c="3"/>Años Parentesco:<text:s/></text:span><text:span text:style-name="T253">[A_N_1]</text:span></text:p>
      <text:p text:style-name="P254"/>
      <text:p text:style-name="P255">Datos del Segundo Fiador</text:p>
      <text:p text:style-name="Normal"><text:span text:style-name="T256">Nombres y Apellido:</text:span><text:span text:style-name="T257"><text:s/></text:span><text:span text:style-name="T258">[FIADOR_NOMBRE_2]</text:span><text:span text:style-name="T259"><text:s text:c="3"/>C</text:span><text:span text:style-name="T260">edula N°:<text:s/></text:span><text:span text:style-name="T261">[FIADOR_CEDULA_2]</text:span></text:p>
      <text:p text:style-name="Normal"><text:span text:style-name="T262">Domicilio:<text:s/></text:span><text:span text:style-name="T263">[FIADOR_DOMICILIO_2]</text:span><text:span text:style-name="T264"><text:tab/></text:span><text:span text:style-name="T265">Municipio:</text:span><text:span text:style-name="T266"><text:s/></text:span><text:span text:style-name="T267">[FIADOR_MUNICIPIO_2]</text:span></text:p>
      <text:p text:style-name="Normal"><text:span text:style-name="T268">Estado Civil:<text:s/></text:span><text:span text:style-name="T269">[FIADOR_ESTADO_CIVIL_2]</text:span><text:span text:style-name="T270"><text:s/></text:span><text:span text:style-name="T271"><text:tab/>Nombre Cónyuge:<text:s/></text:span><text:span text:style-name="T272">[FIADOR_CONYUGE_2]</text:span><text:span text:style-name="T273"><text:tab/></text:span></text:p>
      <text:p text:style-name="Normal"><text:span text:style-name="T274">Profesión u Oficio:<text:s/></text:span><text:span text:style-name="T275">[FIADOR_PROFESION_2]</text:span><text:span text:style-name="T276"><text:s/>Lugar de Trabajo:<text:s/></text:span><text:span text:style-name="T277">[FIADOR_LUGAR_2]</text:span><text:span text:style-name="T278"><text:tab/></text:span></text:p>
      <text:p text:style-name="Normal"><text:span text:style-name="T279">Dirección:<text:s/></text:span><text:span text:style-name="T280">[FIADOR_DIRECCION_2]</text:span><text:span text:style-name="T281"><text:s/></text:span><text:span text:style-name="T282"><text:tab/>Teléfono:<text:s/></text:span><text:span text:style-name="T283">[FIADOR_TELEFONO_2]</text:span><text:span text:style-name="T284"><text:tab/></text:span></text:p>
      <text:p text:style-name="Normal"><text:span text:style-name="T285">Tiempo de Laborar:<text:s/></text:span><text:span text:style-name="T286">[FIADOR_T_LABO_2]</text:span><text:span text:style-name="T287"><text:s/></text:span><text:span text:style-name="T288"><text:tab/>Ingreso Mensual:<text:s/></text:span><text:span text:style-name="T289">[F_I_M_2]</text:span><text:span text:style-name="T290"><text:s text:c="3"/>Egreso Mensual:<text:s/></text:span><text:span text:style-name="T291">[F_E_M_2]</text:span><text:span text:style-name="T292"><text:tab/></text:span></text:p>
      <text:p text:style-name="Normal"><text:span text:style-name="T293">Disponibilidad al mes:<text:s/></text:span><text:span text:style-name="T294">[FIADOR_D_2]</text:span><text:span text:style-name="T295"><text:s/>Tiempo de Conocer al solicitante:<text:s/></text:span><text:span text:style-name="T296">[F_T_2]</text:span><text:span text:style-name="T297"><text:s text:c="3"/>Años Parentesco</text:span><text:span text:style-name="T298">:<text:s/></text:span><text:span text:style-name="T299">[A_N_2]</text:span></text:p>
      <text:p text:style-name="Normal"><text:span text:style-name="T300"><text:tab/></text:span></text:p>
      <text:p text:style-name="P301"><text:tab/></text:p>
      <text:soft-page-break/>
      <text:p text:style-name="P302">Garantía Hipotecaria o Prendataria: (Descripción, Valor y Datos registrados de garantía:</text:p>
      <text:p text:style-name="P303">[GARANTIA_HIPOTECARIA]</text:p>
      <text:p text:style-name="P304"/>
      <text:p text:style-name="P305"/>
      <text:p text:style-name="P306"/>
      <text:p text:style-name="Normal"><text:span text:style-name="T307">Declaramos que la información dada en la presente solicitud y en la documentación adjunta es verdadera así mismo autorizamos a la<text:s/></text:span><text:span text:style-name="T308">Cooperativa</text:span><text:span text:style-name="T309"><text:s/>Multisectorial Lácteos Nicacentro, R.</text:span><text:span text:style-name="T310"><text:s/>a que verifique a fin de tramitar la presente solicitud. Estamos dispuestos a proporcionarle cualquier información adicional requerida.</text:span></text:p>
      <text:p text:style-name="P311"/>
      <text:p text:style-name="Normal"><draw:connector draw:type="line" svg:x1="4.43899in" svg:y1="0.14583in" svg:x2="5.82163in" svg:y2="0.14583in" draw:z-index="251662336" draw:id="id0" draw:style-name="a0" draw:name="Conector recto 3" text:anchor-type="paragraph"><svg:title/><svg:desc/></draw:connector><draw:connector draw:type="line" svg:x1="2.45064in" svg:y1="0.14653in" svg:x2="3.83328in" svg:y2="0.14653in" draw:z-index="251660288" draw:id="id1" draw:style-name="a1" draw:name="Conector recto 2" text:anchor-type="paragraph"><svg:title/><svg:desc/></draw:connector><draw:connector draw:type="line" svg:x1="0.00208in" svg:y1="0.14722in" svg:x2="1.10208in" svg:y2="0.14722in" draw:z-index="251659264" draw:id="id2" draw:style-name="a2" draw:name="Conector recto 1" text:anchor-type="paragraph"><svg:title/><svg:desc/></draw:connector></text:p>
      <text:p text:style-name="P312">Firma del Solicitante<text:tab/><text:tab/><text:tab/>Firma del Primer Fiador<text:tab/><text:tab/>Firma del Segundo Fiador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313">CARTA AVAL</text:p>
      <text:p text:style-name="Normal"/>
      <text:p text:style-name="P314">El comité del centro de recolección y enfriamiento de leche COMCREL________________, por medio del presente aval al productor o productora.</text:p>
      <text:p text:style-name="P315">Sr.(a): [NOMBRE]</text:p>
      <text:p text:style-name="P316"><text:span text:style-name="T317">Con cedula de identidad No<text:s/></text:span><text:span text:style-name="T318">[CEDULA]</text:span><text:span text:style-name="T319"><text:s/>residente de la<text:s/></text:span><text:span text:style-name="T320">comunidad de<text:s/></text:span><text:span text:style-name="T321">[MUNICIPIO]</text:span><text:span text:style-name="T322"><text:s/>y asociado(a) de nuestra cooperativa Nicacentro, para presentar SOLICITUD DE CREDITO por ser un(a) socio(a) responsable, honesto y cumplidor del Acuerdo Cooperativo de Constitución de nuestra organización y que a su vez cuenta con<text:s/></text:span><text:span text:style-name="T323">el respaldo económico necesario para presentar dicha solicitud.</text:span></text:p>
      <text:p text:style-name="P324"><text:span text:style-name="T325">MONTO SOLICITADO C$:<text:s/></text:span><text:span text:style-name="T326">[CANTIDAD_SOLICITADA]</text:span></text:p>
      <text:p text:style-name="P327"><text:span text:style-name="T328">CANTIDAD DE LECHE ENTREGADA POR DIA<text:s/></text:span><text:span text:style-name="T329">[LECHE_DIA]</text:span><text:span text:style-name="T330"><text:s/>Lts</text:span></text:p>
      <text:p text:style-name="P331"><text:span text:style-name="T332">OBSERVACIONES:<text:s/></text:span><text:span text:style-name="T333">[OBSERVACIONES]</text:span></text:p>
      <text:p text:style-name="P334"/>
      <text:p text:style-name="P335">Dado en la Comunidad de____________________ Municipio de Matiguas<text:s/>a los________________________</text:p>
      <text:p text:style-name="P336">Días del mes de____________________________ del año dos mil___________________________________</text:p>
      <text:p text:style-name="P337"/>
      <text:p text:style-name="P338"/>
      <text:p text:style-name="P339"/>
      <text:p text:style-name="Normal"/>
      <text:p text:style-name="Normal"/>
      <text:p text:style-name="Normal"/>
      <text:p text:style-name="Normal"><draw:connector draw:type="line" svg:x1="4.30417in" svg:y1="0.14653in" svg:x2="5.68681in" svg:y2="0.14653in" draw:z-index="251665408" draw:id="id3" draw:style-name="a3" draw:name="Conector recto 5" text:anchor-type="paragraph"><svg:title/><svg:desc/></draw:connector><draw:connector draw:type="line" svg:x1="-0.00069in" svg:y1="0.14861in" svg:x2="1.26945in" svg:y2="0.14861in" draw:z-index="251664384" draw:id="id4" draw:style-name="a4" draw:name="Conector recto 6" text:anchor-type="paragraph"><svg:title/><svg:desc/></draw:connector></text:p>
      <text:p text:style-name="Normal"><text:span text:style-name="T340">Miembro de COMCREL</text:span><text:span text:style-name="T341"><text:tab/></text:span><text:span text:style-name="T342"><text:tab/></text:span><text:span text:style-name="T343"><text:tab/></text:span><text:span text:style-name="T344"><text:tab/></text:span><text:span text:style-name="T345"><text:tab/><text:s text:c="26"/></text:span><text:span text:style-name="T346">Coordinador de COMCREL</text:span><text:span text:style-name="T347"><text:tab/></text:span><text:span text:style-name="T348"><text:tab/></text:span>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NI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Encabezado" style:family="paragraph">
      <style:paragraph-properties fo:text-align="center"/>
      <style:text-properties fo:font-weight="bold" style:font-weight-asian="bold" style:font-weight-complex="bold" fo:color="#4472C4"/>
    </style:style>
    <style:style style:name="P3" style:parent-style-name="Encabezado" style:family="paragraph">
      <style:paragraph-properties fo:text-align="center"/>
      <style:text-properties fo:font-weight="bold" style:font-weight-asian="bold" style:font-weight-complex="bold" fo:color="#4472C4"/>
    </style:style>
  </office:automatic-styles>
  <office:master-styles>
    <style:master-page style:name="MP0" style:page-layout-name="PL0">
      <style:header>
        <text:p text:style-name="P2">COOPERATIVA MULTISECTORIAL LACTEOS NICACENTRO, R.L.</text:p>
        <text:p text:style-name="P3">SOLICITUD DE CREDITO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car Rivera Moreira</meta:initial-creator>
    <dc:creator>Oscar Rivera Moreira</dc:creator>
    <meta:creation-date>2021-04-01T21:48:00Z</meta:creation-date>
    <dc:date>2021-04-11T20:11:00Z</dc:date>
    <meta:template xlink:href="Normal.dotm" xlink:type="simple"/>
    <meta:editing-cycles>123</meta:editing-cycles>
    <meta:editing-duration>PT15660S</meta:editing-duration>
    <meta:document-statistic meta:page-count="4" meta:paragraph-count="9" meta:word-count="766" meta:character-count="4976" meta:row-count="35" meta:non-whitespace-character-count="4219"/>
  </office:meta>
</office:document-meta>
</file>